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19d24c" officeooo:paragraph-rsid="0019d24c"/>
    </style:style>
    <style:style style:name="P2" style:family="paragraph" style:parent-style-name="Standard">
      <style:paragraph-properties fo:line-height="200%" fo:text-align="center" style:justify-single-word="false"/>
      <style:text-properties officeooo:rsid="0019d24c" officeooo:paragraph-rsid="0019d24c"/>
    </style:style>
    <style:style style:name="P3" style:family="paragraph" style:parent-style-name="Standard">
      <style:paragraph-properties fo:line-height="200%" fo:text-align="start" style:justify-single-word="false"/>
      <style:text-properties officeooo:rsid="001b89fd" officeooo:paragraph-rsid="001b89fd"/>
    </style:style>
    <style:style style:name="P4" style:family="paragraph" style:parent-style-name="Standard">
      <style:paragraph-properties fo:line-height="200%" fo:text-align="start" style:justify-single-word="false"/>
      <style:text-properties officeooo:rsid="001b89fd" officeooo:paragraph-rsid="001b89fd"/>
    </style:style>
    <style:style style:name="P5" style:family="paragraph" style:parent-style-name="Standard">
      <style:paragraph-properties fo:line-height="200%" fo:text-align="start" style:justify-single-word="false"/>
      <style:text-properties officeooo:rsid="0019d24c" officeooo:paragraph-rsid="001b89fd"/>
    </style:style>
    <style:style style:name="T1" style:family="text">
      <style:text-properties officeooo:rsid="001a0226"/>
    </style:style>
    <style:style style:name="T2" style:family="text">
      <style:text-properties fo:font-style="italic" style:font-style-asian="italic" style:font-style-complex="italic"/>
    </style:style>
    <style:style style:name="T3" style:family="text">
      <style:text-properties fo:font-style="italic" officeooo:rsid="00200ae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cfd66" style:font-style-asian="normal" style:font-style-complex="normal"/>
    </style:style>
    <style:style style:name="T6" style:family="text">
      <style:text-properties fo:font-style="normal" officeooo:rsid="001ed0bc" style:font-style-asian="normal" style:font-style-complex="normal"/>
    </style:style>
    <style:style style:name="T7" style:family="text">
      <style:text-properties fo:font-style="normal" officeooo:rsid="001fd1c7" style:font-style-asian="normal" style:font-style-complex="normal"/>
    </style:style>
    <style:style style:name="T8" style:family="text">
      <style:text-properties fo:font-style="normal" officeooo:rsid="00200ae3" style:font-style-asian="normal" style:font-style-complex="normal"/>
    </style:style>
    <style:style style:name="T9" style:family="text">
      <style:text-properties fo:font-style="normal" officeooo:rsid="002115e2" style:font-style-asian="normal" style:font-style-complex="normal"/>
    </style:style>
    <style:style style:name="T10" style:family="text">
      <style:text-properties fo:font-style="normal" officeooo:rsid="0021186c" style:font-style-asian="normal" style:font-style-complex="normal"/>
    </style:style>
    <style:style style:name="T11" style:family="text">
      <style:text-properties fo:font-style="normal" officeooo:rsid="002145c7" style:font-style-asian="normal" style:font-style-complex="normal"/>
    </style:style>
    <style:style style:name="T12" style:family="text">
      <style:text-properties fo:font-style="normal" officeooo:rsid="0023b61a" style:font-style-asian="normal" style:font-style-complex="normal"/>
    </style:style>
    <style:style style:name="T13" style:family="text">
      <style:text-properties fo:font-style="normal" officeooo:rsid="0025a9c2" style:font-style-asian="normal" style:font-style-complex="normal"/>
    </style:style>
    <style:style style:name="T14" style:family="text">
      <style:text-properties fo:font-style="normal" officeooo:rsid="0026e6e0" style:font-style-asian="normal" style:font-style-complex="normal"/>
    </style:style>
    <style:style style:name="T15" style:family="text">
      <style:text-properties fo:font-style="normal" officeooo:rsid="002a2f0e" style:font-style-asian="normal" style:font-style-complex="normal"/>
    </style:style>
    <style:style style:name="T16" style:family="text">
      <style:text-properties fo:font-style="normal" officeooo:rsid="002d515d" style:font-style-asian="normal" style:font-style-complex="normal"/>
    </style:style>
    <style:style style:name="T17" style:family="text">
      <style:text-properties fo:font-style="normal" officeooo:rsid="002d8736" style:font-style-asian="normal" style:font-style-complex="normal"/>
    </style:style>
    <style:style style:name="T18" style:family="text">
      <style:text-properties fo:font-style="normal" officeooo:rsid="002ddedd" style:font-style-asian="normal" style:font-style-complex="normal"/>
    </style:style>
    <style:style style:name="T19" style:family="text">
      <style:text-properties fo:font-style="normal" officeooo:rsid="002ef11c" style:font-style-asian="normal" style:font-style-complex="normal"/>
    </style:style>
    <style:style style:name="T20" style:family="text">
      <style:text-properties fo:font-style="normal" officeooo:rsid="0030e419" style:font-style-asian="normal" style:font-style-complex="normal"/>
    </style:style>
    <style:style style:name="T21" style:family="text">
      <style:text-properties fo:font-style="normal" officeooo:rsid="003176c1" style:font-style-asian="normal" style:font-style-complex="normal"/>
    </style:style>
    <style:style style:name="T22" style:family="text">
      <style:text-properties fo:font-style="normal" officeooo:rsid="00330e6a" style:font-style-asian="normal" style:font-style-complex="normal"/>
    </style:style>
    <style:style style:name="T23" style:family="text">
      <style:text-properties fo:font-style="normal" officeooo:rsid="0036f5cc" style:font-style-asian="normal" style:font-style-complex="normal"/>
    </style:style>
    <style:style style:name="T24" style:family="text">
      <style:text-properties officeooo:rsid="00330e6a"/>
    </style:style>
    <style:style style:name="T25" style:family="text">
      <style:text-properties officeooo:rsid="003609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ck Gagliardi</text:p>
      <text:p text:style-name="P1">HIS 1150</text:p>
      <text:p text:style-name="P1">9/13/2019</text:p>
      <text:p text:style-name="P2"><text:span text:style-name="T1">Constructed Images</text:span>: <text:span text:style-name="T1">Racial Epithets</text:span></text:p>
      <text:p text:style-name="P3"><text:tab/>The research presented by Nancy Shoemaker, Assistant Professor of History at the University of Wisconsin, in <text:span text:style-name="T2">How Indians Got to </text:span><text:span text:style-name="T3">B</text:span><text:span text:style-name="T2">e Red, </text:span><text:span text:style-name="T5">tries to answer</text:span><text:span text:style-name="T4"> </text:span><text:span text:style-name="T5">the complex question of how Native Americans became associated with the term “red.” Published by Oxford University Press on behalf of the American Historical Association, Shoemaker’s </text:span><text:span text:style-name="T6">article</text:span><text:span text:style-name="T5"> present</text:span><text:span text:style-name="T6">s</text:span><text:span text:style-name="T5"> a multifaceted </text:span><text:span text:style-name="T7">argument</text:span><text:span text:style-name="T5"> of</text:span><text:span text:style-name="T6"> </text:span><text:span text:style-name="T7">how </text:span><text:span text:style-name="T6">the emergence of race in the eighteenth century, became the </text:span><text:span text:style-name="T7">principle aspect of categorizing </text:span><text:span text:style-name="T9">individuals</text:span><text:span text:style-name="T7">. </text:span><text:span text:style-name="T8">I</text:span><text:span text:style-name="T7">llustrat</text:span><text:span text:style-name="T10">ing this </text:span><text:span text:style-name="T7">through the writings of</text:span><text:span text:style-name="T8"> Europeans, </text:span><text:span text:style-name="T11">Native Americans, and historians, Shoemaker admirably tries to portray her argument as transparently as possible, which in the current culture is worth note. </text:span><text:span text:style-name="T12">While the ground work of her reasoning is based on the writings of others, the overall </text:span><text:span text:style-name="T13">motif</text:span><text:span text:style-name="T12"> is depicted </text:span><text:span text:style-name="T15">through</text:span><text:span text:style-name="T12"> the </text:span><text:span text:style-name="T20">concepts</text:span><text:span text:style-name="T12"> of biological, cultural, and political differences (627). </text:span></text:p>
      <text:p text:style-name="P3"><text:span text:style-name="T12"><text:tab/></text:span><text:span text:style-name="T13">Opening with the proposition that biological differences are a possible origin of the term “red,” as it regards to Indians, is presented well. For example, the story told by the Taensas Chief, describing three men in a cave, one white, one red and one black. </text:span><text:span text:style-name="T16">Illustrates three different races leaving the cave in order of perceived rank based on wealth (641). </text:span><text:span text:style-name="T13">Shoemaker explains that while the </text:span><text:span text:style-name="T15">visible</text:span><text:span text:style-name="T13"> differences </text:span><text:span text:style-name="T14">in skin color play</text:span><text:span text:style-name="T15">ed</text:span><text:span text:style-name="T14"> a role, possible cultural reasons </text:span><text:span text:style-name="T15">also exist</text:span><text:span text:style-name="T17">ed</text:span><text:span text:style-name="T14">. </text:span><text:span text:style-name="T17">During the eighteenth century, Europeans and Native Americans were equally concerned how the other would fit into their ideological belie</text:span><text:span text:style-name="T21">fs</text:span><text:span text:style-name="T17">. </text:span><text:span text:style-name="T18">Origin stories appear to have been adjusted on either side to account for these “new” peoples (636)</text:span><text:span text:style-name="T17">. </text:span><text:span text:style-name="T18">In addition to biological and cultural reasoning, Shoemaker offers that race </text:span><text:span text:style-name="T21">was also </text:span><text:span text:style-name="T18">used as a symbol in order to gain political advantages. </text:span><text:span text:style-name="T19">She </text:span><text:soft-page-break/><text:span text:style-name="T19">references the Delawares and Shawnees appeal to the Iroquois</text:span><text:span text:style-name="T18"> </text:span><text:span text:style-name="T19">to “take up the Hatchet against the White People, without distinction, for all their Skin was of one Colour and the Indians of a Nother,” as an example of skin color having a significant role </text:span><text:span text:style-name="T20">diplomatically </text:span><text:span text:style-name="T19">(638). </text:span><text:span text:style-name="T20">In large measure, Shoemaker presents her </text:span><text:span text:style-name="T21">sources in a easy to understand manner, mentioning relevant speeches or letters from many different views points. This allows the reader to interrupt </text:span><text:span text:style-name="T22">the</text:span><text:span text:style-name="T21"> examples in their own way </text:span><text:span text:style-name="T23">and </text:span><text:span text:style-name="T21">draw </text:span><text:span text:style-name="T22">their own </text:span><text:span text:style-name="T21">conclusions. </text:span></text:p>
      <text:p text:style-name="P5"><text:tab/><text:span text:style-name="T24">However, despite the excellent presentation of evidence, Shoemaker fails to reach the point of the article. She describes all of the possible reasons for why race was used as a system of categorizing, but falls short of finding a definitive connection that all others originate from. She alludes to as much when stating, “People do not believe in race abstractly but instead manipulate racial categories to suit contextualized objectives” (644). Nevertheless, her work draws attention to an important issue and therefore deserves recognition among scholars interested in cultural history. There is also some value to those individuals that have never been exposed to a multicultural history. Shoemaker’s article underlines the difficulties of assimilation but rather than shying away, she altruistically challenges us to find another system of categories (642). </text:span></text:p>
      <text:p text:style-name="P5"><text:tab/><text:span text:style-name="T25">By focusing on the origins of racial epithets in language, Shoemaker attempted to draw a connection to the source of the term “red.” She presented a compelling argument that the meaning of words alter based on our collective imaginations, and a society should take note of how culture creates a system of categories. I believe this work has broadened my understanding of European and Native American relations , as well as made me question the true meaning of the words we use today.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23:40:59.398101844</meta:creation-date>
    <dc:date>2019-09-11T12:36:37.640717715</dc:date>
    <meta:editing-duration>PT49M38S</meta:editing-duration>
    <meta:editing-cycles>3</meta:editing-cycles>
    <meta:generator>LibreOffice/6.2.6.2$Linux_X86_64 LibreOffice_project/20$Build-2</meta:generator>
    <meta:document-statistic meta:table-count="0" meta:image-count="0" meta:object-count="0" meta:page-count="2" meta:paragraph-count="8" meta:word-count="579" meta:character-count="3701" meta:non-whitespace-character-count="3120"/>
  </office:meta>
</office:document-meta>
</file>